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952cm" fo:margin-left="-0.191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1" style:family="table-row">
      <style:table-row-properties style:min-row-height="0.406cm"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1.A2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0pt" fo:language="en" fo:country="AU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table:number-rows-spanned="2" office:value-type="string">
            <text:p text:style-name="P1"/>
          </table:table-cell>
        </table:table-row>
        <table:table-row table:style-name="Table1.1">
          <table:covered-table-cell table:style-name="Table1.A2"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AU" style:letter-kerning="false" style:font-name-asian="Calibri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AU" style:letter-kerning="false" style:font-name-asian="Calibri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wie j</meta:initial-creator>
    <dc:creator>vmiklos</dc:creator>
    <meta:editing-cycles>6</meta:editing-cycles>
    <meta:creation-date>2021-02-18T02:25:00</meta:creation-date>
    <dc:date>2021-03-02T13:46:00</dc:date>
    <meta:editing-duration>PT5M</meta:editing-duration>
    <meta:generator>LibreOfficeDev/7.2.0.0.alpha0$Linux_X86_64 LibreOffice_project/6668001259891c6f99a3bbc02745c1be4f98f726</meta:generator>
    <meta:document-statistic meta:table-count="1" meta:image-count="0" meta:object-count="0" meta:page-count="1" meta:paragraph-count="0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